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agramo</text:p>
      <text:p text:style-name="P1">-guides for testing-</text:p>
      <text:p text:style-name="P1"/>
      <text:h text:style-name="Heading_20_2" text:outline-level="2">Registration</text:h>
      <text:p text:style-name="Standard">*register</text:p>
      <text:p text:style-name="Standard"/>
      <text:p text:style-name="Standard">*try editor without making an account. </text:p>
      <text:p text:style-name="Standard">You should be able to use all editor's features but only pressing save you will be redirected to a create account and after the account is created you will be asked to give the diagram a title and save it.</text:p>
      <text:p text:style-name="Standard"/>
      <text:p text:style-name="Standard">* forgot password </text:p>
      <text:p text:style-name="Standard">An email should be sent with a link to change the password.</text:p>
      <text:p text:style-name="Standard"/>
      <text:h text:style-name="Heading_20_2" text:outline-level="2">Collaborators</text:h>
      <text:p text:style-name="Standard">* invite a completely new collaborator. That will be done by email.</text:p>
      <text:p text:style-name="Standard">If <text:span text:style-name="T1">email already present in the system</text:span> a notification email is sent to him. Also the receiver will be able to see the invitation in “My Diagrams” sections. From there he can aceept it and be redirected to the diagram or decline the invitation and stays on the “My diagrams” page.</text:p>
      <text:p text:style-name="Standard"/>
      <text:p text:style-name="Standard">If <text:span text:style-name="T1">email not in the system</text:span> an invitation to collaborate is send to him. He will be redirected to the Register page (registration should have the email pre-filled and no captcha), if registration is ok it will “automatically” accept the diagram and he will be moved to edit the diagram.</text:p>
      <text:p text:style-name="Standard"/>
      <text:p text:style-name="Standard">* invite already known collaborator. </text:p>
      <text:p text:style-name="Standard">User can invite an user from know friends. If there are friends in the system he will be able to pick an email and send invitation to him.</text:p>
      <text:p text:style-name="Standard"/>
      <text:p text:style-name="Standard">* delete invitation</text:p>
      <text:p text:style-name="Standard">You can delete an invitation to someone...and that person will get an error if trying to use that invitation link.</text:p>
      <text:p text:style-name="Standard"/>
      <text:p text:style-name="Standard">* decline invitation</text:p>
      <text:p text:style-name="Standard">If you get an invitation you can “decline” it. </text:p>
      <text:p text:style-name="Standard"/>
      <text:p text:style-name="Standard">* remove collaborator</text:p>
      <text:p text:style-name="Standard"/>
      <text:h text:style-name="Heading_20_2" text:outline-level="2">Manage diagrams (my diagrams)</text:h>
      <text:p text:style-name="Standard">* my diagrams</text:p>
      <text:p text:style-name="Standard"><text:tab/>- remove editor</text:p>
      <text:p text:style-name="Standard">* others diagrams</text:p>
      <text:p text:style-name="Standard"><text:tab/>- depart from them<text:line-break/><text:line-break/><text:line-break/><text:soft-page-break/>Permalink</text:p>
      <text:p text:style-name="Standard"/>
      <text:p text:style-name="Standard"><text:line-break/>Export to <text:line-break/><text:line-break/></text:p>
      <text:p text:style-name="Standard">Last X diagrams<text:line-break/><text:line-break/><text:line-break/>Browse diagrams<text:line-break/><text:lin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0T16:46:35.86</meta:creation-date>
    <dc:date>2011-10-30T17:09:22.84</dc:date>
    <meta:editing-duration>PT00H22M13S</meta:editing-duration>
    <meta:editing-cycles>78</meta:editing-cycles>
    <meta:generator>OpenOffice.org/3.2$Win32 OpenOffice.org_project/320m18$Build-9502</meta:generator>
    <meta:document-statistic meta:table-count="0" meta:image-count="0" meta:object-count="0" meta:page-count="2" meta:paragraph-count="26" meta:word-count="281" meta:character-count="1564"/>
  </office:meta>
</office:document-meta>
</file>